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3-03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03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0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0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2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12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4-12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2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19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2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22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03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29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9184" calcext:value-type="float">
            <text:p>-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12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30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12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9184" calcext:value-type="float">
            <text:p>-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3672" calcext:value-type="float">
            <text:p>-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1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16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19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1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1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4-1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143086394501</text:p>
          </table:table-cell>
          <table:table-cell office:value-type="string" calcext:value-type="string">
            <text:p>CLINTON 4 (CN 4)</text:p>
          </table:table-cell>
          <table:table-cell office:value-type="string" calcext:value-type="string">
            <text:p>2016-04-0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66" meta:object-count="0"/>
    <meta:user-defined meta:name="AppVersion">3.0</meta:user-defined>
  </office:meta>
</office:document-meta>
</file>